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8e9da"/>
    </style:style>
    <style:style style:name="T1" style:family="text">
      <style:text-properties officeooo:rsid="000a0075"/>
    </style:style>
    <style:style style:name="T2" style:family="text">
      <style:text-properties style:font-name="Times New Roman" fo:font-size="12pt" fo:font-weight="normal" officeooo:rsid="0008e9da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officeooo:rsid="000a0075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PW </text:span><text:span text:style-name="T3">Économie, Emploi, Recherch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hier Bastien</meta:initial-creator>
    <meta:creation-date>2011-01-19T15:09:06</meta:creation-date>
    <dc:date>2022-08-08T13:04:19.355209640</dc:date>
    <meta:editing-duration>PT2H9M15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" meta:character-count="31" meta:non-whitespace-character-count="28"/>
  </office:meta>
</office:document-meta>
</file>